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13.518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Navn</text:p>
          </table:table-cell>
          <table:table-cell table:style-name="ce1" office:value-type="string">
            <text:p>Bruksområd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Stykkpris u/ frakt</text:p>
          </table:table-cell>
          <table:table-cell table:style-name="ce1" office:value-type="string">
            <text:p>Totalt</text:p>
          </table:table-cell>
          <table:table-cell/>
        </table:table-row>
        <table:table-row table:style-name="ro2">
          <table:table-cell office:value-type="string">
            <text:p>Metallinnkapsling</text:p>
          </table:table-cell>
          <table:table-cell office:value-type="string">
            <text:p>Kabinett for værstasjonen</text:p>
          </table:table-cell>
          <table:table-cell office:value-type="string">
            <text:p>https://www.elfaelektronikk.no/elfa3~no_no/elfa/init.do?item=50-030-17&amp;toc=20883</text:p>
          </table:table-cell>
          <table:table-cell office:value-type="float" office:value="2">
            <text:p>2</text:p>
          </table:table-cell>
          <table:table-cell office:value-type="currency" office:currency="NOK" office:value="648">
            <text:p>kr 648,00</text:p>
          </table:table-cell>
          <table:table-cell table:formula="of:=[.E2]*[.D2]" office:value-type="currency" office:currency="NOK" office:value="1296">
            <text:p>kr 1 296,00</text:p>
          </table:table-cell>
          <table:table-cell office:value-type="string">
            <text:p>(u/ frakt)</text:p>
          </table:table-cell>
        </table:table-row>
        <table:table-row table:style-name="ro3">
          <table:table-cell office:value-type="string">
            <text:p>Heater 9 W</text:p>
          </table:table-cell>
          <table:table-cell office:value-type="string">
            <text:p>Oppvarming av kabinett</text:p>
          </table:table-cell>
          <table:table-cell office:value-type="string">
            <text:p><text:a xlink:href="https://www.elfaelektronikk.no/elfa3~no_no/elfa/init.do?item=54-215-32&amp;toc=19552" xlink:type="simple">https://www.elfaelektronikk.no/elfa3~no_no/elfa/init.do?item=54-215-32&amp;toc=19552</text:a></text:p>
          </table:table-cell>
          <table:table-cell office:value-type="float" office:value="2">
            <text:p>2</text:p>
          </table:table-cell>
          <table:table-cell office:value-type="currency" office:currency="NOK" office:value="106">
            <text:p>kr 106,00</text:p>
          </table:table-cell>
          <table:table-cell table:formula="of:=[.E3]*[.D3]" office:value-type="currency" office:currency="NOK" office:value="212">
            <text:p>kr 212,00</text:p>
          </table:table-cell>
          <table:table-cell office:value-type="string">
            <text:p>(u/ frakt)</text:p>
          </table:table-cell>
        </table:table-row>
        <table:table-row table:style-name="ro4">
          <table:table-cell office:value-type="string">
            <text:p>Termostat</text:p>
          </table:table-cell>
          <table:table-cell office:value-type="string">
            <text:p>Holder temperatur over 5 grader</text:p>
          </table:table-cell>
          <table:table-cell office:value-type="string">
            <text:p>https://www.elfaelektronikk.no/elfa3~no_no/elfa/init.do?item=54-215-60&amp;toc=19537</text:p>
          </table:table-cell>
          <table:table-cell office:value-type="float" office:value="2">
            <text:p>2</text:p>
          </table:table-cell>
          <table:table-cell office:value-type="currency" office:currency="NOK" office:value="95">
            <text:p>kr 95,00</text:p>
          </table:table-cell>
          <table:table-cell table:formula="of:=[.E4]*[.D4]" office:value-type="currency" office:currency="NOK" office:value="190">
            <text:p>kr 190,00</text:p>
          </table:table-cell>
          <table:table-cell office:value-type="string">
            <text:p>(u/ frakt)</text:p>
          </table:table-cell>
        </table:table-row>
        <table:table-row table:style-name="ro4">
          <table:table-cell office:value-type="string">
            <text:p>Kabelnipler</text:p>
          </table:table-cell>
          <table:table-cell office:value-type="string">
            <text:p>Kabelgjennomføring</text:p>
          </table:table-cell>
          <table:table-cell office:value-type="string">
            <text:p>https://www.elfaelektronikk.no/elfa3~no_no/elfa/init.do?item=55-108-39&amp;toc=19896</text:p>
          </table:table-cell>
          <table:table-cell office:value-type="float" office:value="10">
            <text:p>10</text:p>
          </table:table-cell>
          <table:table-cell office:value-type="currency" office:currency="NOK" office:value="34.5">
            <text:p>kr 34,50</text:p>
          </table:table-cell>
          <table:table-cell table:style-name="Default" table:formula="of:=[.E5]*[.D5]" office:value-type="currency" office:currency="NOK" office:value="345">
            <text:p>kr 345,00</text:p>
          </table:table-cell>
          <table:table-cell office:value-type="string">
            <text:p>(u/ frakt)</text:p>
          </table:table-cell>
        </table:table-row>
        <table:table-row table:style-name="ro4">
          <table:table-cell office:value-type="string">
            <text:p>Perma-proto</text:p>
          </table:table-cell>
          <table:table-cell office:value-type="string">
            <text:p>koblingsbrett for komponenter</text:p>
          </table:table-cell>
          <table:table-cell office:value-type="string">
            <text:p>http://www.adafruit.com/products/571</text:p>
          </table:table-cell>
          <table:table-cell office:value-type="float" office:value="1">
            <text:p>1</text:p>
          </table:table-cell>
          <table:table-cell table:style-name="ce3" office:value-type="string">
            <text:p>$ 12,5</text:p>
          </table:table-cell>
          <table:table-cell table:style-name="ce3" office:value-type="currency" office:currency="NOK" office:value="74.5">
            <text:p>kr 74,50</text:p>
          </table:table-cell>
          <table:table-cell office:value-type="string">
            <text:p>(u/ frakt)</text:p>
          </table:table-cell>
        </table:table-row>
        <table:table-row table:style-name="ro4">
          <table:table-cell table:number-columns-repeated="4"/>
          <table:table-cell table:style-name="Default"/>
          <table:table-cell table:style-name="Default" table:formula="of:=[.F2]+[.F3]+[.F4]+[.F5]+[.F6]" office:value-type="currency" office:currency="NOK" office:value="2117.5">
            <text:p>kr 2 117,50</text:p>
          </table:table-cell>
          <table:table-cell office:value-type="string">
            <text:p>(u/ frak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5:58:42.36</meta:creation-date>
    <dc:date>2014-04-09T16:18:21.57</dc:date>
    <meta:editing-duration>PT3M29S</meta:editing-duration>
    <meta:editing-cycles>1</meta:editing-cycles>
    <meta:document-statistic meta:table-count="1" meta:cell-count="43" meta:object-count="0"/>
    <meta:generator>LibreOffice/4.0.5.2$Windows_x86 LibreOffice_project/5464147a081647a250913f19c0715bca595af2f</meta:generator>
  </office:meta>
</office:document-meta>
</file>